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paragraph-properties fo:text-indent="0.4916in"/>
      <style:text-properties fo:language="en" fo:country="US"/>
    </style:style>
    <style:style style:name="P17" style:parent-style-name="Standard" style:family="paragraph">
      <style:paragraph-properties fo:text-indent="0.4916in"/>
      <style:text-properties fo:language="en" fo:country="US"/>
    </style:style>
    <style:style style:name="P18" style:parent-style-name="Standard" style:family="paragraph">
      <style:paragraph-properties fo:text-indent="0.4916in"/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</office:automatic-styles>
  <office:body>
    <office:text text:use-soft-page-breaks="true">
      <text:p text:style-name="P1">Documentation of code to Pseudocode:</text:p>
      <text:p text:style-name="P2"/>
      <text:p text:style-name="P3">This Method is executed in the main.py file during a loop, either for a specific duration (tests)<text:s/>or indeterminate (during a game). This is where the “main action” is.</text:p>
      <text:p text:style-name="P4"/>
      <text:p text:style-name="P5">Import topMargin</text:p>
      <text:p text:style-name="P6"/>
      <text:p text:style-name="P7">gameIsRunning(fps:<text:s/>INTEGER,<text:s/></text:p>
      <text:p text:style-name="P8"><text:s text:c="5"/>displayScreen: pygame.Surface,</text:p>
      <text:p text:style-name="P9">    field: SoccerField,</text:p>
      <text:p text:style-name="P10">    ball: Ball,</text:p>
      <text:p text:style-name="P11">    player1: SoccerRobot,</text:p>
      <text:p text:style-name="Standard"><text:span text:style-name="T12">   <text:s/></text:span>player2: SoccerRobot,</text:p>
      <text:p text:style-name="P13">):</text:p>
      <text:p text:style-name="P14"><text:tab/>CALL<text:s/>limitFrameRate<text:s/>WITH fps</text:p>
      <text:p text:style-name="P15"/>
      <text:p text:style-name="P16">CALL drawText RETURNING labelImage</text:p>
      <text:p text:style-name="P17">CALL drawLabel WITH displayScreen, labelImage,<text:s/>position(0, 0)</text:p>
      <text:p text:style-name="P18">CALL backgroundImage WITH displayScreen, field.image, position(0, topMargin)</text:p>
      <text:p text:style-name="P19"><text:tab/>CALL<text:s/>drawRectangleOnScreen<text:s/>WHITH displayScreen, field.image</text:p>
      <text:p text:style-name="P20"><text:tab/>CALL<text:s/>drawAllPlayers<text:s/>WITH<text:s/>displayScreen, field.players</text:p>
      <text:p text:style-name="P21"/>
      <text:p text:style-name="P22"><text:tab/>CALL<text:s/><text:s/>getThePressedKeys<text:s/>RETURNING keysPressed</text:p>
      <text:p text:style-name="P23"><text:tab/>CALL playerManualMove WITH keysPressed, player1</text:p>
      <text:p text:style-name="P24"><text:tab/>CALL playersNextChoice WITH <text:s/>player2, player1, ball</text:p>
      <text:p text:style-name="P25"/>
      <text:p text:style-name="P26"><text:tab/>CALL ballMovementsThroughPlayerCollision WITH field.players, ball</text:p>
      <text:p text:style-name="P27"><text:tab/>CALL playerCollideWithPlayer WITH field.players</text:p>
      <text:p text:style-name="P28"/>
      <text:p text:style-name="P29"><text:tab/>FOR player IN field.players:</text:p>
      <text:p text:style-name="P30"><text:tab/><text:tab/>CALL resetDirection WTH player</text:p>
      <text:p text:style-name="P31"/>
      <text:p text:style-name="P32"><text:tab/>CALL standingStill WITH ball</text:p>
      <text:p text:style-name="P33"/>
      <text:p text:style-name="P34"><text:tab/>CALL udpateDisplay</text:p>
      <text:p text:style-name="P35"><text:tab/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Al-Dailami - Taha</dc:creator>
    <meta:creation-date>2025-02-19T07:58:00Z</meta:creation-date>
    <dc:date>2025-02-19T11:56:00Z</dc:date>
    <meta:template xlink:href="Normal" xlink:type="simple"/>
    <meta:editing-cycles>15</meta:editing-cycles>
    <meta:editing-duration>PT0S</meta:editing-duration>
    <meta:document-statistic meta:page-count="1" meta:paragraph-count="2" meta:word-count="149" meta:character-count="1090" meta:row-count="7" meta:non-whitespace-character-count="943"/>
  </office:meta>
</office:document-meta>
</file>